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8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2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 table:number-rows-repeated="6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00">
            <text:p>100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5">25.10.2008</text:date>, <text:time>15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0-25T15:51:03</dc:date>
    <meta:editing-cycles>33</meta:editing-cycles>
    <meta:editing-duration>PT29M23S</meta:editing-duration>
    <meta:user-defined meta:name="Info 1"/>
    <meta:user-defined meta:name="Info 2"/>
    <meta:user-defined meta:name="Info 3"/>
    <meta:user-defined meta:name="Info 4"/>
    <meta:document-statistic meta:table-count="3" meta:cell-count="141"/>
  </office:meta>
</office:document-meta>
</file>